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ZingLaserCutter1">
        <draw:path draw:style-name="gr1" draw:text-style-name="P1" draw:layer="layout" svg:width="5.094cm" svg:height="5.099cm" svg:x="0.156cm" svg:y="1.465cm" svg:viewBox="0 0 5095 5100" svg:d="m2545 5100c-1357 0-2468-1061-2545-2400h295v-300h-295c77-1339 1188-2400 2545-2400 1409 0 2550 1142 2550 2550s-1141 2550-2550 2550zm-600-2400h1200v-300h-1200z">
          <text:p/>
        </draw:path>
        <draw:path draw:style-name="gr1" draw:text-style-name="P1" draw:layer="layout" svg:width="5.094cm" svg:height="5.099cm" svg:x="5.976cm" svg:y="1.544cm" svg:viewBox="0 0 5095 5100" svg:d="m2545 5100c-1357 0-2468-1061-2545-2400h295v-300h-295c77-1339 1188-2400 2545-2400 1409 0 2550 1142 2550 2550s-1141 2550-2550 2550zm-600-2400h1200v-300h-1200z">
          <text:p/>
        </draw:path>
        <draw:polygon draw:style-name="gr1" draw:text-style-name="P1" draw:layer="layout" svg:width="4.949cm" svg:height="7.799cm" svg:x="2.902cm" svg:y="0.168cm" svg:viewBox="0 0 4950 7800" draw:points="0,1200 0,300 2400,300 2400,0 4950,0 4950,300 3600,300 3600,600 3300,600 3300,900 3600,900 3600,1200 3300,1200 3000,1200 3000,6600 3600,6600 3600,6900 3300,6900 3300,7200 3600,7200 3600,7500 4950,7500 4950,7800 1950,7800 1950,7500 0,7500 0,6600 2400,6600 2400,1200">
          <text:p/>
        </draw:polygon>
        <draw:polygon draw:style-name="gr1" draw:text-style-name="P1" draw:layer="layout" svg:width="4.949cm" svg:height="7.799cm" svg:x="8.803cm" svg:y="0.221cm" svg:viewBox="0 0 4950 7800" draw:points="0,1200 0,300 2400,300 2400,0 4950,0 4950,300 3600,300 3600,600 3300,600 3000,600 3000,900 3300,900 3600,900 3600,1200 3300,1200 3000,1200 3000,1350 3000,6600 3600,6600 3600,6900 3300,6900 3000,6900 3000,7200 3300,7200 3600,7200 3600,7500 4950,7500 4950,7800 1950,7800 1950,7500 0,7500 0,6600 2400,6600 2400,1200">
          <text:p/>
        </draw:polygon>
        <draw:polygon draw:style-name="gr1" draw:text-style-name="P1" draw:layer="layout" svg:width="4.949cm" svg:height="7.799cm" svg:x="12.402cm" svg:y="0.221cm" svg:viewBox="0 0 4950 7800" draw:points="0,1200 0,300 2400,300 2400,0 4950,0 4950,300 3600,300 3600,600 3300,600 3000,600 3000,900 3300,900 3600,900 3600,1200 3300,1200 3000,1200 3000,1350 3000,6600 3600,6600 3600,6900 3300,6900 3000,6900 3000,7200 3300,7200 3600,7200 3600,7500 4950,7500 4950,7800 1950,7800 1950,7500 0,7500 0,6600 2400,6600 2400,12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4cm" fo:page-height="3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ZingLaserCutter1"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ZingLaserCutter</dc:title>
    <meta:creation-date>2009-11-29T21:30:31</meta:creation-date>
    <dc:date>2009-11-30T00:34:09</dc:date>
    <meta:print-date>2009-11-29T22:32:09</meta:print-date>
    <meta:editing-cycles>5</meta:editing-cycles>
    <meta:editing-duration>PT3H3M39S</meta:editing-duration>
    <meta:template xlink:type="simple" xlink:actuate="onRequest" xlink:href="../../../../Users/Crab/AppData/Roaming/OpenOffice.org2/user/template/ZingLaserCutter1.otg" xlink:title="ZingLaserCutter" meta:date="2009-11-29T21:30:31"/>
    <meta:user-defined meta:name="Info 1"/>
    <meta:user-defined meta:name="Info 2"/>
    <meta:user-defined meta:name="Info 3"/>
    <meta:user-defined meta:name="Info 4"/>
    <meta:document-statistic meta:object-count="5"/>
  </office:meta>
</office:document-meta>
</file>